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fgabe 2 b)</text:p>
      <text:p text:style-name="Standard"/>
      <text:p text:style-name="Standard">Tests:</text:p>
      <text:p text:style-name="Standard"/>
      <text:list xml:id="list3809396608431526224" text:style-name="L1">
        <text:list-item>
          <text:p text:style-name="P1">Testen zum Linienzeichnen:</text:p>
        </text:list-item>
      </text:list>
      <text:p text:style-name="Standard">Test:<text:tab/><text:tab/><text:tab/><text:tab/><text:tab/>Erwartet:<text:tab/><text:tab/><text:tab/><text:tab/>Tatsächlich: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>1. Gerade von links nach rechts</text:p>
          </table:table-cell>
          <table:table-cell table:style-name="Tabelle1.A1" office:value-type="string">
            <text:p text:style-name="Table_20_Contents">Gerade Reihe von Sternen</text:p>
          </table:table-cell>
          <table:table-cell table:style-name="Tabelle1.C1" office:value-type="string">
            <text:p text:style-name="Table_20_Contents">OK</text:p>
          </table:table-cell>
        </table:table-row>
        <table:table-row>
          <table:table-cell table:style-name="Tabelle1.A2" office:value-type="string">
            <text:p text:style-name="Table_20_Contents">2. Gerade von rechts nach links</text:p>
          </table:table-cell>
          <table:table-cell table:style-name="Tabelle1.A2" office:value-type="string">
            <text:p text:style-name="Table_20_Contents">Gerade Reihe von Sternen</text:p>
          </table:table-cell>
          <table:table-cell table:style-name="Tabelle1.C2" office:value-type="string">
            <text:p text:style-name="Table_20_Contents">OK</text:p>
          </table:table-cell>
        </table:table-row>
        <table:table-row>
          <table:table-cell table:style-name="Tabelle1.A2" office:value-type="string">
            <text:p text:style-name="Table_20_Contents">3. Diagonale von links nach rechts</text:p>
          </table:table-cell>
          <table:table-cell table:style-name="Tabelle1.A2" office:value-type="string">
            <text:p text:style-name="Table_20_Contents">Diagonale Reihe von Sternen</text:p>
          </table:table-cell>
          <table:table-cell table:style-name="Tabelle1.C2" office:value-type="string">
            <text:p text:style-name="Table_20_Contents">OK</text:p>
          </table:table-cell>
        </table:table-row>
        <table:table-row>
          <table:table-cell table:style-name="Tabelle1.A2" office:value-type="string">
            <text:p text:style-name="Table_20_Contents">4. Diagonale von rechts nach links</text:p>
          </table:table-cell>
          <table:table-cell table:style-name="Tabelle1.A2" office:value-type="string">
            <text:p text:style-name="Table_20_Contents">Diagonale Reihe von Sternen</text:p>
          </table:table-cell>
          <table:table-cell table:style-name="Tabelle1.C2" office:value-type="string">
            <text:p text:style-name="Table_20_Contents">OK</text:p>
          </table:table-cell>
        </table:table-row>
        <table:table-row>
          <table:table-cell table:style-name="Tabelle1.A2" office:value-type="string">
            <text:p text:style-name="Table_20_Contents">5. Gerade deren Punkte nicht auf dem Frame liegen</text:p>
          </table:table-cell>
          <table:table-cell table:style-name="Tabelle1.A2" office:value-type="string">
            <text:p text:style-name="Table_20_Contents">Fehler</text:p>
          </table:table-cell>
          <table:table-cell table:style-name="Tabelle1.C2" office:value-type="string">
            <text:p text:style-name="Table_20_Contents">OK</text:p>
          </table:table-cell>
        </table:table-row>
      </table:table>
      <text:p text:style-name="Standard"/>
      <text:p text:style-name="Standard">Aufgabe 2e)</text:p>
      <text:p text:style-name="Standard"/>
      <text:p text:style-name="Standard">Laufzeitmessung mit Tests aus Aufgabe2b (nach 3 Durchgängen):</text:p>
      <text:p text:style-name="Standard">1. Durchgang:</text:p>
      <text:p text:style-name="Standard">&lt;&lt; - Opertator lieferte 269 clicks per Sek</text:p>
      <text:p text:style-name="Standard">put() lieferte 279 clicks per Sek</text:p>
      <text:p text:style-name="Standard"/>
      <text:p text:style-name="Standard">2.Durchgang:</text:p>
      <text:p text:style-name="Standard">&lt;&lt; - Opertator lieferte 255 clicks per Sek</text:p>
      <text:p text:style-name="Standard">put() lieferte 368 clicks per Sek</text:p>
      <text:p text:style-name="Standard"/>
      <text:p text:style-name="Standard">3.Durchgang:</text:p>
      <text:p text:style-name="Standard">&lt;&lt; - Opertator lieferte 253 clicks per Sek</text:p>
      <text:p text:style-name="Standard">put() lieferte 241 clicks per Sek</text:p>
      <text:p text:style-name="Standard"/>
      <text:p text:style-name="Standard"/>
      <text:p text:style-name="Standard"/>
      <text:p text:style-name="Standard">Laufzeitmessung mit plotten einer größeren Linie (bei drei Durchgängen):</text:p>
      <text:p text:style-name="Standard"/>
      <text:p text:style-name="Standard">1. Durchgang:</text:p>
      <text:p text:style-name="Standard">&lt;&lt; - Opertator lieferte 292 clicks per Sek</text:p>
      <text:p text:style-name="Standard">put() lieferte 247 clicks per Sek</text:p>
      <text:p text:style-name="Standard"/>
      <text:p text:style-name="Standard">2. Durchgang:</text:p>
      <text:p text:style-name="Standard">&lt;&lt; - Opertator lieferte 230 clicks per Sek</text:p>
      <text:p text:style-name="Standard">put() lieferte 274 clicks per Sek</text:p>
      <text:p text:style-name="Standard"/>
      <text:p text:style-name="Standard">3. Durchgang:</text:p>
      <text:p text:style-name="Standard">&lt;&lt; - Opertator lieferte 284 clicks per Sek</text:p>
      <text:p text:style-name="Standard">put() lieferte 270 clicks per S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rothee Müller-Ahlheim</meta:initial-creator>
    <meta:creation-date>2014-05-10T13:11:26.96</meta:creation-date>
    <dc:date>2014-05-10T14:17:08.25</dc:date>
    <dc:creator>Dorothee Müller-Ahlheim</dc:creator>
    <meta:editing-duration>PT1H5M40S</meta:editing-duration>
    <meta:editing-cycles>5</meta:editing-cycles>
    <meta:generator>OpenOffice/4.0.1$Win32 OpenOffice.org_project/401m5$Build-9714</meta:generator>
    <meta:document-statistic meta:table-count="1" meta:image-count="0" meta:object-count="0" meta:page-count="1" meta:paragraph-count="40" meta:word-count="179" meta:character-count="1048"/>
  </office:meta>
</office:document-meta>
</file>